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3pt" style:font-size-asian="13pt" style:font-size-complex="13pt"/>
    </style:style>
    <style:style style:name="P3" style:family="paragraph" style:parent-style-name="Standard">
      <style:paragraph-properties fo:text-align="center" style:justify-single-word="false"/>
    </style:style>
    <style:style style:name="T1" style:family="text">
      <style:text-properties officeooo:rsid="00080b67"/>
    </style:style>
    <style:style style:name="T2" style:family="text">
      <style:text-properties fo:font-size="15pt" style:font-size-asian="15pt" style:font-size-complex="15pt"/>
    </style:style>
    <style:style style:name="T3" style:family="text">
      <style:text-properties fo:font-size="15pt" officeooo:rsid="00080b67" style:font-size-asian="15pt" style:font-size-complex="15pt"/>
    </style:style>
    <style:style style:name="T4" style:family="text">
      <style:text-properties fo:font-size="15pt" fo:font-weight="bold" style:font-size-asian="15pt" style:font-weight-asian="bold" style:font-size-complex="15pt" style:font-weight-complex="bold"/>
    </style:style>
    <style:style style:name="T5" style:family="text">
      <style:text-properties fo:font-size="15pt" fo:font-weight="bold" officeooo:rsid="00080b67" style:font-size-asian="15pt" style:font-weight-asian="bold" style:font-size-complex="1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4"><text:s/></text:span><text:span text:style-name="T5">Assigment 1</text:span></text:p>
      <text:p text:style-name="Standard"/>
      <text:p text:style-name="Standard"/>
      <text:p text:style-name="P1">Question:How Https works behind the scence?</text:p>
      <text:p text:style-name="P2">Answer:</text:p>
      <text:p text:style-name="P2">1.User type url to its browser,than <text:s/>browser sends this url to DNS Server which converts into i/p address and sends i/p address back to browser.</text:p>
      <text:p text:style-name="P2">2.Browser reaches out to the website server and requests a connection.</text:p>
      <text:p text:style-name="P2">3.The server sends its certificate <text:s/>containing its public key. It keeps its private key a secret. </text:p>
      <text:p text:style-name="P2">4.Now Browser sees the certifiacte and verify it and generates a <text:s/>key called a session key.</text:p>
      <text:p text:style-name="P2">5.The session key is encrypted by your computer using the public key you got from the server.</text:p>
      <text:p text:style-name="P2">6.The encrypted session key is then shared with the server.</text:p>
      <text:p text:style-name="P2">7.The server decrypts the session key that it received from you using the secret private key. Now both ends have the session key that your computer generated.</text:p>
      <text:p text:style-name="P2">8.The public key encryption is terminated and replaced with symmetric encryption.</text:p>
      <text:p text:style-name="P2">9.Now you are in a session with the server using only symmetric encryption, and that’s how it remains until you leave the website.Now data transfer between browserand server is encrypted by session key.</text:p>
      <text:p text:style-name="Standard"/>
      <text:p text:style-name="P1">Question:What are different http methods available and what they exactly do?</text:p>
      <text:p text:style-name="P2">Answer:</text:p>
      <text:p text:style-name="P2">1.GET:Get is used for information retrival(READ).</text:p>
      <text:p text:style-name="P2">2.POST:Post is used for creating a new resource.(CREATE).</text:p>
      <text:p text:style-name="P2">3.PUT:put is used for updation of information(UPDATE).</text:p>
      <text:p text:style-name="P2">4.DELETE:delete is used to delete information.(DELETE).</text:p>
      <text:p text:style-name="Standard"/>
      <text:p text:style-name="P1">Question:Understand and explain the use of various http response codes.</text:p>
      <text:p text:style-name="P2">Answer:</text:p>
      <text:p text:style-name="P2">1.Informational responses(100-199)</text:p>
      <text:p text:style-name="P2"><text:s/>It means the request has been received and the process is continuing.</text:p>
      <text:p text:style-name="P2">* 100:This interim response indicates that everything so far is OK and that the client should continue the request, or ignore the response if the request is already finished.</text:p>
      <text:p text:style-name="P2">* 101: The server switches protocol.</text:p>
      <text:p text:style-name="P2">2.Successful responses (200–299)</text:p>
      <text:p text:style-name="P2">It means the action was successfully received, understood, and accepted.</text:p>
      <text:p text:style-name="P2">* 200:The request has succeeded.</text:p>
      <text:p text:style-name="P2">*201:The request has succeeded and a new resource has been created as a result. This is typically the response sent after POST requests, or some PUT requests.</text:p>
      <text:p text:style-name="P2">3.Redirects (300–399)</text:p>
      <text:p text:style-name="P2">It means further action must be taken in order to complete the request.</text:p>
      <text:p text:style-name="P2">*300:The request has more than one possible response. The user-agent or user should choose one of them.</text:p>
      <text:p text:style-name="P2">*301:The URL of the requested resource has been changed permanently. The new URL is given in the response.</text:p>
      <text:p text:style-name="P2">4.Client errors (400–499)</text:p>
      <text:p text:style-name="P2">It means the request contains incorrect syntax or cannot be fulfilled</text:p>
      <text:p text:style-name="P2">*400:The server could not understand the request due to invalid syntax.</text:p>
      <text:p text:style-name="P2"><text:soft-page-break/>*401:Although the HTTP standard specifies "unauthorized", semantically this response means "unauthenticated". That is, the client must authenticate itself to get the requested response.</text:p>
      <text:p text:style-name="P2">5.Server errors (500–599)</text:p>
      <text:p text:style-name="P2">It means the server failed to fulfill an apparently valid request.</text:p>
      <text:p text:style-name="P2">*500:The request was not completed. The server met an unexpected condition.</text:p>
      <text:p text:style-name="P2">*501:The request was not completed. The server did not support the functionality required.</text:p>
      <text:p text:style-name="Standard"/>
      <text:p text:style-name="P1">Question:What are the different web communication protocols and their use cases?</text:p>
      <text:p text:style-name="P2">Answer:</text:p>
      <text:p text:style-name="P2">1.Transmission Control Protocol (TCP): TCP is a popular communication protocol which is used for communicating over a network. It divides any message into series of packets that are sent from source to destination and there it gets reassembled at the destination.</text:p>
      <text:p text:style-name="P2">2.Internet Protocol (IP): IP is designed explicitly as addressing protocol. It is mostly used with TCP. The IP addresses in packets help in routing them through different nodes in a network until it reaches the destination system. TCP/IP is the most popular protocol connecting the networks.</text:p>
      <text:p text:style-name="P2">3.User Datagram Protocol (UDP): UDP is a substitute communication protocol to Transmission Control Protocol implemented primarily for creating loss-tolerating and low-latency linking between different applications.</text:p>
      <text:p text:style-name="P2">4.Post office Protocol (POP): POP3 is designed for receiving incoming E-mails.</text:p>
      <text:p text:style-name="P2">5.Simple mail transport Protocol (SMTP): SMTP is designed to send and distribute outgoing E-Mail.</text:p>
      <text:p text:style-name="P2">6.File Transfer Protocol (FTP): FTP allows users to transfer files from one machine to another. Types of files may include program files, multimedia files, text files, and documents, etc.</text:p>
      <text:p text:style-name="P2">7.Hyper Text Transfer Protocol Secure (HTTPS): HTTPS is abbreviated as Hyper Text Transfer Protocol Secure is a standard protocol to secure the communication among two computers one using the browser and other fetching data from web server. HTTP is used for transferring data between the client browser (request) and the web server (response) in the hypertext format, same in case of HTTPS except that the transferring of data is done in an encrypted format. </text:p>
      <text:p text:style-name="P2">8.Hyper Text Transfer Protocol (HTTP): HTTP is designed for transferring a hypertext among two or more systems. </text:p>
      <text:p text:style-name="Standard"/>
      <text:p text:style-name="P1">Question:Pros and cons of Single page and multi page applications.</text:p>
      <text:p text:style-name="P2">Answer:</text:p>
      <text:p text:style-name="P2">Advantages of Multi-Page Applications</text:p>
      <text:p text:style-name="P2">1.Easier to Scale</text:p>
      <text:p text:style-name="P2">There are almost no restrictions on the number of pages to add to the existing application</text:p>
      <text:p text:style-name="P2">2. Improved Search Engine Optimization (SEO)</text:p>
      <text:p text:style-name="P2">They have multiple pages to add various keywords, images, meta tags</text:p>
      <text:p text:style-name="P2">Disadvantages of Multi-Page Applications</text:p>
      <text:p text:style-name="P2">1.Lower Performance Indicators</text:p>
      <text:p text:style-name="P2">The content in multi-page applications is constantly reloaded which increases the load on your servers. This can affect web page speed and overall system performance in a negative way.</text:p>
      <text:p text:style-name="P2"><text:soft-page-break/>2.Expensive Maintenance</text:p>
      <text:p text:style-name="P2">Advantages of Single-Page Applications</text:p>
      <text:p text:style-name="P2">1.Faster Page Load Time</text:p>
      <text:p text:style-name="P2">They offers enhanced content load speed, which is sometimes several times faster in comparison with multi-page solutions.</text:p>
      <text:p text:style-name="P2">2. Easier and Faster to Develop</text:p>
      <text:p text:style-name="P2">Single-page application development is much easier as you need to create fewer pages, build and test less functionality, and display less content. </text:p>
      <text:p text:style-name="P2">Disadvantages of Single-Page Applications</text:p>
      <text:p text:style-name="P2">1.Worse SEO</text:p>
      <text:p text:style-name="P2">Single-page app developers regularly face a difficulty of indexing the website properly and achieving high search ranking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0T12:37:54.963674019</meta:creation-date>
    <dc:date>2021-05-20T12:42:32.082927114</dc:date>
    <meta:editing-duration>PT4M51S</meta:editing-duration>
    <meta:editing-cycles>1</meta:editing-cycles>
    <meta:document-statistic meta:table-count="0" meta:image-count="0" meta:object-count="0" meta:page-count="3" meta:paragraph-count="69" meta:word-count="893" meta:character-count="5878" meta:non-whitespace-character-count="5048"/>
    <meta:generator>LibreOffice/6.4.6.2$Linux_X86_64 LibreOffice_project/40$Build-2</meta:generator>
  </office:meta>
</office:document-meta>
</file>